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 the following questions completely. Change the font so your answers stand out.</text:p>
      <text:list xml:id="list4249309730859005035" text:style-name="WWNum1">
        <text:list-item>
          <text:p text:style-name="P2">Describe why there were problems with your first PB&amp;J algorithms.</text:p>
        </text:list-item>
        <text:list-item>
          <text:p text:style-name="P2">What did you learn from this activity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32" meta:character-count="192" meta:non-whitespace-character-count="165"/>
    <meta:generator>LibreOfficeDev/5.1.0.3$Linux_X86_64 LibreOffice_project/</meta:generator>
  </office:meta>
</office:document-meta>
</file>